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033B631ACB6F6F01.png" manifest:media-type="image/png"/>
  <manifest:file-entry manifest:full-path="Pictures/10000000000001000000010000921762E5446065.png" manifest:media-type="image/png"/>
  <manifest:file-entry manifest:full-path="Pictures/100000000000010000000100D5761944462EA430.png" manifest:media-type="image/png"/>
  <manifest:file-entry manifest:full-path="Pictures/10000000000001000000010007A1D42ECABF019B.png" manifest:media-type="image/png"/>
  <manifest:file-entry manifest:full-path="Pictures/10000000000001000000010002C11DAF6006317E.png" manifest:media-type="image/png"/>
  <manifest:file-entry manifest:full-path="Pictures/10000000000001000000010098B729C457CE51F1.png" manifest:media-type="image/png"/>
  <manifest:file-entry manifest:full-path="Pictures/1000000000000100000001005325CD3A4C266428.png" manifest:media-type="image/png"/>
  <manifest:file-entry manifest:full-path="Pictures/100000000000010000000100D81345FD4C36A041.png" manifest:media-type="image/png"/>
  <manifest:file-entry manifest:full-path="Pictures/1000000000000100000001009D966C701202DE2B.png" manifest:media-type="image/png"/>
  <manifest:file-entry manifest:full-path="Pictures/100000000000010000000100B2D945BC84687646.png" manifest:media-type="image/png"/>
  <manifest:file-entry manifest:full-path="Pictures/100000000000010000000100937B2B26A1E6124B.png" manifest:media-type="image/png"/>
  <manifest:file-entry manifest:full-path="Pictures/1000000000000100000001000B4A32847936AE00.png" manifest:media-type="image/png"/>
  <manifest:file-entry manifest:full-path="Pictures/100000000000010000000100ACD9D7D51AB1D571.png" manifest:media-type="image/png"/>
  <manifest:file-entry manifest:full-path="Pictures/100000000000010000000100E38E8D2F61B99163.png" manifest:media-type="image/png"/>
  <manifest:file-entry manifest:full-path="Pictures/10000000000001000000010019963B51D3C04A99.png" manifest:media-type="image/png"/>
  <manifest:file-entry manifest:full-path="Pictures/1000000000000100000001006DCF0C0D7B0BC13E.png" manifest:media-type="image/png"/>
  <manifest:file-entry manifest:full-path="Pictures/100000000000010000000100E10A4673B8BF4CE1.png" manifest:media-type="image/png"/>
  <manifest:file-entry manifest:full-path="Pictures/100000000000010000000100C0E5F6AA3CA47E04.png" manifest:media-type="image/png"/>
  <manifest:file-entry manifest:full-path="Pictures/1000000000000100000001006527F8A31547B6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337cm" fo:min-width="3.3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1cm" svg:y="1cm">
          <draw:image xlink:href="Pictures/1000000000000100000001006DCF0C0D7B0BC13E.png" xlink:type="simple" xlink:show="embed" xlink:actuate="onLoad" draw:mime-type="image/png">
            <text:p/>
          </draw:image>
        </draw:frame>
        <draw:frame draw:style-name="gr1" draw:text-style-name="P1" draw:layer="layout" svg:width="1.905cm" svg:height="1.905cm" svg:x="5.851cm" svg:y="5.851cm">
          <draw:image xlink:href="Pictures/10000000000001000000010002C11DAF6006317E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67cm" svg:y="0.995cm">
          <draw:image xlink:href="Pictures/10000000000001000000010098B729C457CE51F1.png" xlink:type="simple" xlink:show="embed" xlink:actuate="onLoad" draw:mime-type="image/png">
            <text:p/>
          </draw:image>
        </draw:frame>
        <draw:frame draw:style-name="gr1" draw:text-style-name="P1" draw:layer="layout" svg:width="1.699cm" svg:height="1.699cm" svg:x="12.811cm" svg:y="6.08cm">
          <draw:image xlink:href="Pictures/100000000000010000000100D81345FD4C36A041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13cm" svg:y="1cm">
          <draw:image xlink:href="Pictures/1000000000000100000001009D966C701202DE2B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1.269cm" svg:y="1cm">
          <draw:image xlink:href="Pictures/100000000000010000000100937B2B26A1E6124B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48cm" svg:y="7.78cm">
          <draw:image xlink:href="Pictures/1000000000000100000001000B4A32847936AE00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cm" svg:y="7.756cm">
          <draw:image xlink:href="Pictures/100000000000010000000100D5761944462EA430.png" xlink:type="simple" xlink:show="embed" xlink:actuate="onLoad" draw:mime-type="image/png">
            <text:p/>
          </draw:image>
        </draw:frame>
        <draw:frame draw:style-name="gr1" draw:text-style-name="P1" draw:layer="layout" svg:width="1.95cm" svg:height="1.95cm" svg:x="5.826cm" svg:y="12.582cm">
          <draw:image xlink:href="Pictures/100000000000010000000100B2D945BC84687646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82cm" svg:y="7.756cm">
          <draw:image xlink:href="Pictures/10000000000001000000010019963B51D3C04A99.png" xlink:type="simple" xlink:show="embed" xlink:actuate="onLoad" draw:mime-type="image/png">
            <text:p/>
          </draw:image>
        </draw:frame>
        <draw:frame draw:style-name="gr1" draw:text-style-name="P1" draw:layer="layout" svg:width="1.854cm" svg:height="1.854cm" svg:x="12.684cm" svg:y="12.684cm">
          <draw:image xlink:href="Pictures/100000000000010000000100E38E8D2F61B99163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1.269cm" svg:y="7.782cm">
          <draw:image xlink:href="Pictures/100000000000010000000100E10A4673B8BF4CE1.png" xlink:type="simple" xlink:show="embed" xlink:actuate="onLoad" draw:mime-type="image/png">
            <text:p/>
          </draw:image>
        </draw:frame>
        <draw:custom-shape draw:style-name="gr2" draw:text-style-name="P1" draw:layer="layout" svg:width="3.81cm" svg:height="1.587cm" svg:x="16.14cm" svg:y="3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587cm" svg:x="16.04cm" svg:y="10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587cm" svg:x="22.94cm" svg:y="3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587cm" svg:x="22.84cm" svg:y="10.1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6.772cm" svg:height="6.772cm" svg:x="1cm" svg:y="1.001cm">
          <draw:image xlink:href="Pictures/1000000000000100000001006DCF0C0D7B0BC13E.png" xlink:type="simple" xlink:show="embed" xlink:actuate="onLoad" draw:mime-type="image/png">
            <text:p/>
          </draw:image>
        </draw:frame>
        <draw:frame draw:style-name="gr1" draw:text-style-name="P1" draw:layer="layout" svg:width="1.905cm" svg:height="1.905cm" svg:x="5.851cm" svg:y="5.852cm">
          <draw:image xlink:href="Pictures/10000000000001000000010002C11DAF6006317E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67cm" svg:y="0.996cm">
          <draw:image xlink:href="Pictures/10000000000001000000010098B729C457CE51F1.png" xlink:type="simple" xlink:show="embed" xlink:actuate="onLoad" draw:mime-type="image/png">
            <text:p/>
          </draw:image>
        </draw:frame>
        <draw:frame draw:style-name="gr1" draw:text-style-name="P1" draw:layer="layout" svg:width="1.699cm" svg:height="1.699cm" svg:x="12.811cm" svg:y="6.081cm">
          <draw:image xlink:href="Pictures/100000000000010000000100D81345FD4C36A041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cm" svg:y="7.757cm">
          <draw:image xlink:href="Pictures/100000000000010000000100D5761944462EA430.png" xlink:type="simple" xlink:show="embed" xlink:actuate="onLoad" draw:mime-type="image/png">
            <text:p/>
          </draw:image>
        </draw:frame>
        <draw:frame draw:style-name="gr1" draw:text-style-name="P1" draw:layer="layout" svg:width="1.95cm" svg:height="1.95cm" svg:x="5.826cm" svg:y="12.583cm">
          <draw:image xlink:href="Pictures/100000000000010000000100B2D945BC84687646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82cm" svg:y="7.757cm">
          <draw:image xlink:href="Pictures/10000000000001000000010019963B51D3C04A99.png" xlink:type="simple" xlink:show="embed" xlink:actuate="onLoad" draw:mime-type="image/png">
            <text:p/>
          </draw:image>
        </draw:frame>
        <draw:frame draw:style-name="gr1" draw:text-style-name="P1" draw:layer="layout" svg:width="1.854cm" svg:height="1.854cm" svg:x="12.684cm" svg:y="12.685cm">
          <draw:image xlink:href="Pictures/100000000000010000000100E38E8D2F61B99163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38cm" svg:y="1cm">
          <draw:image xlink:href="Pictures/1000000000000100000001006527F8A31547B6D8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38cm" svg:y="7.782cm">
          <draw:image xlink:href="Pictures/10000000000001000000010000921762E5446065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cm" svg:y="14.513cm">
          <draw:image xlink:href="Pictures/100000000000010000000100ACD9D7D51AB1D571.png" xlink:type="simple" xlink:show="embed" xlink:actuate="onLoad" draw:mime-type="image/png">
            <text:p/>
          </draw:image>
        </draw:frame>
        <draw:frame draw:style-name="gr1" draw:text-style-name="P1" draw:layer="layout" svg:width="1.937cm" svg:height="1.937cm" svg:x="5.826cm" svg:y="19.339cm">
          <draw:image xlink:href="Pictures/100000000000010000000100033B631ACB6F6F01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56cm" svg:y="14.538cm">
          <draw:image xlink:href="Pictures/10000000000001000000010007A1D42ECABF019B.png" xlink:type="simple" xlink:show="embed" xlink:actuate="onLoad" draw:mime-type="image/png">
            <text:p/>
          </draw:image>
        </draw:frame>
        <draw:frame draw:style-name="gr1" draw:text-style-name="P1" draw:layer="layout" svg:width="1.515cm" svg:height="1.515cm" svg:x="13.014cm" svg:y="19.796cm">
          <draw:image xlink:href="Pictures/100000000000010000000100C0E5F6AA3CA47E04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38cm" svg:y="14.538cm">
          <draw:image xlink:href="Pictures/1000000000000100000001005325CD3A4C26642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1T18:03:35.676134176</meta:creation-date>
    <dc:date>2022-05-02T01:06:47.497043354</dc:date>
    <meta:editing-duration>PT16M26S</meta:editing-duration>
    <meta:editing-cycles>3</meta:editing-cycles>
    <meta:generator>LibreOffice/7.3.2.2$Linux_X86_64 LibreOffice_project/30$Build-2</meta:generator>
    <meta:document-statistic meta:object-count="31"/>
  </office:meta>
</office:document-meta>
</file>